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'Verdana CE', Arial, 'Arial CE', 'Lucida Grande CE', lucida, 'Helvetica C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185" officeooo:paragraph-rsid="000aa185"/>
    </style:style>
    <style:style style:name="P2" style:family="paragraph" style:parent-style-name="Standard">
      <style:text-properties officeooo:rsid="000aa185" officeooo:paragraph-rsid="000ab562"/>
    </style:style>
    <style:style style:name="P3" style:family="paragraph" style:parent-style-name="Standard">
      <style:text-properties officeooo:rsid="000ab562" officeooo:paragraph-rsid="000ab562"/>
    </style:style>
    <style:style style:name="P4" style:family="paragraph" style:parent-style-name="Standard">
      <style:text-properties officeooo:rsid="000b9c72" officeooo:paragraph-rsid="000b9c72"/>
    </style:style>
    <style:style style:name="P5" style:family="paragraph" style:parent-style-name="Standard">
      <style:text-properties fo:color="#000000" officeooo:rsid="000b9c72" officeooo:paragraph-rsid="000b9c72"/>
    </style:style>
    <style:style style:name="P6" style:family="paragraph" style:parent-style-name="Standard">
      <style:text-properties fo:color="#000000" officeooo:paragraph-rsid="000cabc0"/>
    </style:style>
    <style:style style:name="P7" style:family="paragraph" style:parent-style-name="Standard">
      <style:text-properties fo:color="#000000" officeooo:rsid="000e175c" officeooo:paragraph-rsid="000e175c"/>
    </style:style>
    <style:style style:name="T1" style:family="text">
      <style:text-properties officeooo:rsid="000ab562"/>
    </style:style>
    <style:style style:name="T2" style:family="text">
      <style:text-properties fo:font-variant="normal" fo:text-transform="none" style:font-name="Verdana" fo:font-size="9pt" fo:letter-spacing="normal" fo:font-style="normal" fo:font-weight="normal"/>
    </style:style>
    <style:style style:name="T3" style:family="text">
      <style:text-properties officeooo:rsid="000b9c72"/>
    </style:style>
    <style:style style:name="T4" style:family="text">
      <style:text-properties fo:color="#c9211e"/>
    </style:style>
    <style:style style:name="T5" style:family="text">
      <style:text-properties officeooo:rsid="000cabc0"/>
    </style:style>
    <style:style style:name="T6" style:family="text">
      <style:text-properties fo:color="#ff4000" officeooo:rsid="000cabc0"/>
    </style:style>
    <style:style style:name="T7" style:family="text">
      <style:text-properties officeooo:rsid="000cfceb"/>
    </style:style>
    <style:style style:name="T8" style:family="text">
      <style:text-properties officeooo:rsid="000d5dc6"/>
    </style:style>
    <style:style style:name="T9" style:family="text">
      <style:text-properties officeooo:rsid="000d77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A) J</text:span>ava Stream I/O</text:p>
      <text:p text:style-name="P1">- ByteStream</text:p>
      <text:p text:style-name="P1">+ FileInputStream, FileOutputStream (thuộc luồng InputStream, OutputStream) để <text:span text:style-name="T4">đọc ghi file.</text:span></text:p>
      <text:p text:style-name="P1">- Character Stream</text:p>
      <text:p text:style-name="P2">+ FileReader, FileWriter thuộc kiểu Reader, Writer để <text:span text:style-name="T4">đọc ghi file.</text:span></text:p>
      <text:p text:style-name="P1">- <text:span text:style-name="T1">Buffered Stream</text:span></text:p>
      <text:p text:style-name="P3">+ BufferedReader, BufferedWriter thao tác vào <text:span text:style-name="T4">ra vs buffer</text:span></text:p>
      <text:p text:style-name="P3">- <text:span text:style-name="T3">DataStream</text:span></text:p>
      <text:p text:style-name="P4">+ DataInputStream, DataOutputStream <text:span text:style-name="T4">đọc và ghi đữ liệu gốc</text:span></text:p>
      <text:p text:style-name="P5">- <text:span text:style-name="T5">Object Stream</text:span></text:p>
      <text:p text:style-name="P6"><text:span text:style-name="T5">+ ObjectInputStream, ObjectOutputStream để </text:span><text:span text:style-name="T6">đọc ghi đối tượng</text:span></text:p>
      <text:p text:style-name="P6">- <text:span text:style-name="T8">File and Directory Handling</text:span></text:p>
      <text:p text:style-name="P6">- <text:span text:style-name="T7">FilterInputStream, FilterOutputStream</text:span></text:p>
      <text:p text:style-name="P6"/>
      <text:p text:style-name="P7">B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'Verdana CE', Arial, 'Arial CE', 'Lucida Grande CE', lucida, 'Helvetica C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1T08:12:35.802945917</meta:creation-date>
    <dc:date>2022-09-21T09:47:27.529205201</dc:date>
    <meta:editing-duration>PT24M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74" meta:character-count="497" meta:non-whitespace-character-count="437"/>
  </office:meta>
</office:document-meta>
</file>